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marker-end="Arrowheads_20_1" draw:textarea-horizontal-align="center" draw:textarea-vertical-align="middle"/>
    </style:style>
    <style:style style:name="gr6" style:family="graphic" style:parent-style-name="standard">
      <style:graphic-properties draw:marker-start="Arrowheads_20_1" draw:marker-end="" draw:textarea-horizontal-align="center" draw:textarea-vertical-align="middle"/>
    </style:style>
    <style:style style:name="gr7" style:family="graphic" style:parent-style-name="standard">
      <style:graphic-properties draw:fill-color="#c0c0c0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center" draw:textarea-vertical-align="middle"/>
    </style:style>
    <style:style style:name="gr14" style:family="graphic" style:parent-style-name="standard">
      <style:graphic-properties draw:fill="solid" draw:fill-color="#0099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02cm"/>
    </style:style>
    <style:style style:name="gr16" style:family="graphic" style:parent-style-name="standard">
      <style:graphic-properties draw:marker-end="Arrowheads_20_1" draw:fill="solid" draw:fill-color="#0099ff" draw:textarea-horizontal-align="center" draw:textarea-vertical-align="middle"/>
    </style:style>
    <style:style style:name="gr17" style:family="graphic" style:parent-style-name="standard">
      <style:graphic-properties draw:fill="none" draw:fill-color="#0099ff" draw:textarea-vertical-align="middle" draw:auto-grow-height="false" fo:min-height="0.749cm" fo:min-width="0.499cm"/>
    </style:style>
    <style:style style:name="gr18" style:family="graphic" style:parent-style-name="standard">
      <style:graphic-properties draw:fill="hatch" draw:fill-color="#99ccff" draw:fill-hatch-name="Black_20_45_20_Degrees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2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9" style:family="paragraph">
      <style:paragraph-properties fo:line-height="150%" fo:text-align="center"/>
    </style:style>
    <style:style style:name="P10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Courier New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1.27cm" svg:x="14.369cm" svg:y="11.781cm">
          <text:p/>
        </draw:rect>
        <draw:rect draw:style-name="gr2" draw:text-style-name="P2" draw:layer="layout" svg:width="7.62cm" svg:height="1.89cm" svg:x="6.08cm" svg:y="11.81cm">
          <text:p text:style-name="P1"><text:span text:style-name="T1">Kernel</text:span></text:p>
        </draw:rect>
        <draw:rect draw:style-name="gr1" draw:text-style-name="P1" draw:layer="layout" svg:width="2.54cm" svg:height="1.27cm" svg:x="14.695cm" svg:y="12.156cm">
          <text:p/>
        </draw:rect>
        <draw:rect draw:style-name="gr2" draw:text-style-name="P2" draw:layer="layout" svg:width="2.54cm" svg:height="1.27cm" svg:x="14.97cm" svg:y="12.43cm">
          <text:p text:style-name="P1"><text:span text:style-name="T1">Device</text:span></text:p>
          <text:p text:style-name="P1"><text:span text:style-name="T1">Drivers</text:span></text:p>
        </draw:rect>
        <draw:rect draw:style-name="gr1" draw:text-style-name="P1" draw:layer="layout" svg:width="2.54cm" svg:height="1.27cm" svg:x="6.08cm" svg:y="8.606cm">
          <text:p/>
        </draw:rect>
        <draw:rect draw:style-name="gr1" draw:text-style-name="P1" draw:layer="layout" svg:width="2.54cm" svg:height="1.27cm" svg:x="6.406cm" svg:y="8.981cm">
          <text:p/>
        </draw:rect>
        <draw:rect draw:style-name="gr2" draw:text-style-name="P2" draw:layer="layout" svg:width="2.54cm" svg:height="1.27cm" svg:x="6.681cm" svg:y="9.255cm">
          <text:p text:style-name="P1"><text:span text:style-name="T1">User</text:span></text:p>
          <text:p text:style-name="P1"><text:span text:style-name="T1">Applications</text:span></text:p>
        </draw:rect>
        <draw:rect draw:style-name="gr1" draw:text-style-name="P1" draw:layer="layout" svg:width="2.54cm" svg:height="1.27cm" svg:x="9.924cm" svg:y="8.606cm">
          <text:p/>
        </draw:rect>
        <draw:rect draw:style-name="gr1" draw:text-style-name="P1" draw:layer="layout" svg:width="2.54cm" svg:height="1.27cm" svg:x="10.25cm" svg:y="8.981cm">
          <text:p/>
        </draw:rect>
        <draw:rect draw:style-name="gr2" draw:text-style-name="P2" draw:layer="layout" svg:width="2.54cm" svg:height="1.27cm" svg:x="10.525cm" svg:y="9.255cm">
          <text:p text:style-name="P1"><text:span text:style-name="T1">System</text:span></text:p>
          <text:p text:style-name="P1"><text:span text:style-name="T1">Services</text:span></text:p>
        </draw:rect>
        <draw:rect draw:style-name="gr1" draw:text-style-name="P1" draw:layer="layout" svg:width="2.54cm" svg:height="1.27cm" svg:x="13.734cm" svg:y="8.62cm">
          <text:p/>
        </draw:rect>
        <draw:rect draw:style-name="gr1" draw:text-style-name="P1" draw:layer="layout" svg:width="2.54cm" svg:height="1.27cm" svg:x="14.06cm" svg:y="8.995cm">
          <text:p/>
        </draw:rect>
        <draw:rect draw:style-name="gr2" draw:text-style-name="P2" draw:layer="layout" svg:width="2.54cm" svg:height="1.27cm" svg:x="14.335cm" svg:y="9.269cm">
          <text:p text:style-name="P1"><text:span text:style-name="T1">Device</text:span></text:p>
          <text:p text:style-name="P1"><text:span text:style-name="T1">Drivers</text:span></text:p>
        </draw:rect>
        <draw:rect draw:style-name="gr2" draw:text-style-name="P2" draw:layer="layout" svg:width="11.43cm" svg:height="1.27cm" svg:x="6.08cm" svg:y="14.97cm">
          <text:p text:style-name="P1"><text:span text:style-name="T1">Hardware Platform</text:span></text:p>
        </draw:rect>
        <draw:line draw:style-name="gr3" draw:text-style-name="P1" draw:layer="layout" svg:x1="18.78cm" svg:y1="14.335cm" svg:x2="4.81cm" svg:y2="14.335cm">
          <text:p/>
        </draw:line>
        <draw:line draw:style-name="gr3" draw:text-style-name="P1" draw:layer="layout" svg:x1="18.78cm" svg:y1="11.16cm" svg:x2="4.81cm" svg:y2="11.16cm">
          <text:p/>
        </draw:line>
        <draw:frame draw:style-name="gr4" draw:text-style-name="P3" draw:layer="layout" svg:width="3.175cm" svg:height="0.64cm" svg:x="3.54cm" svg:y="11.155cm">
          <draw:text-box>
            <text:p><text:span text:style-name="T2">Kernel space</text:span></text:p>
          </draw:text-box>
        </draw:frame>
        <draw:frame draw:style-name="gr4" draw:text-style-name="P3" draw:layer="layout" svg:width="2.54cm" svg:height="0.64cm" svg:x="3.54cm" svg:y="10.52cm">
          <draw:text-box>
            <text:p><text:span text:style-name="T2">User space</text:span></text:p>
          </draw:text-box>
        </draw:frame>
        <draw:line draw:style-name="gr5" draw:text-style-name="P1" draw:layer="layout" svg:x1="4.81cm" svg:y1="11.795cm" svg:x2="4.81cm" svg:y2="12.43cm">
          <text:p/>
        </draw:line>
        <draw:line draw:style-name="gr6" draw:text-style-name="P1" draw:layer="layout" svg:x1="4.81cm" svg:y1="9.89cm" svg:x2="4.81cm" svg:y2="10.525cm">
          <text:p/>
        </draw:line>
        <draw:frame draw:style-name="gr4" draw:text-style-name="P3" draw:layer="layout" svg:width="3.175cm" svg:height="0.64cm" svg:x="3.541cm" svg:y="14.355cm">
          <draw:text-box>
            <text:p><text:span text:style-name="T2">Hardware</text:span></text:p>
          </draw:text-box>
        </draw:frame>
        <draw:frame draw:style-name="gr4" draw:text-style-name="P3" draw:layer="layout" svg:width="2.54cm" svg:height="0.64cm" svg:x="3.541cm" svg:y="13.72cm">
          <draw:text-box>
            <text:p><text:span text:style-name="T2">Software</text:span></text:p>
          </draw:text-box>
        </draw:frame>
        <draw:line draw:style-name="gr5" draw:text-style-name="P1" draw:layer="layout" svg:x1="4.811cm" svg:y1="14.995cm" svg:x2="4.811cm" svg:y2="15.63cm">
          <text:p/>
        </draw:line>
        <draw:line draw:style-name="gr6" draw:text-style-name="P1" draw:layer="layout" svg:x1="4.811cm" svg:y1="13.09cm" svg:x2="4.811cm" svg:y2="13.725cm">
          <text:p/>
        </draw:line>
      </draw:page>
      <draw:page draw:name="page2" draw:style-name="dp1" draw:master-page-name="Default">
        <draw:rect draw:style-name="gr2" draw:text-style-name="P2" draw:layer="layout" svg:width="8.89cm" svg:height="0.635cm" svg:x="2.27cm" svg:y="14.97cm">
          <text:p text:style-name="P1"><text:span text:style-name="T1">HAL</text:span></text:p>
        </draw:rect>
        <draw:rect draw:style-name="gr2" draw:text-style-name="P2" draw:layer="layout" svg:width="2.54cm" svg:height="0.635cm" svg:x="11.16cm" svg:y="14.97cm">
          <text:p text:style-name="P1"><text:span text:style-name="T1">Drivers</text:span></text:p>
        </draw:rect>
        <draw:rect draw:style-name="gr2" draw:text-style-name="P2" draw:layer="layout" svg:width="3.81cm" svg:height="0.635cm" svg:x="2.27cm" svg:y="13.665cm">
          <text:p text:style-name="P1"><text:span text:style-name="T1">I/O Manager</text:span></text:p>
        </draw:rect>
        <draw:rect draw:style-name="gr2" draw:text-style-name="P2" draw:layer="layout" svg:width="3.81cm" svg:height="0.635cm" svg:x="6.08cm" svg:y="13.665cm">
          <text:p text:style-name="P1"><text:span text:style-name="T1">Thread Manager</text:span></text:p>
        </draw:rect>
        <draw:rect draw:style-name="gr2" draw:text-style-name="P2" draw:layer="layout" svg:width="3.81cm" svg:height="0.635cm" svg:x="9.89cm" svg:y="13.665cm">
          <text:p text:style-name="P1"><text:span text:style-name="T1">Memory Manager</text:span></text:p>
        </draw:rect>
        <draw:rect draw:style-name="gr2" draw:text-style-name="P2" draw:layer="layout" svg:width="11.43cm" svg:height="0.635cm" svg:x="2.27cm" svg:y="12.36cm">
          <text:p text:style-name="P1"><text:span text:style-name="T1">Device Proxy</text:span></text:p>
        </draw:rect>
        <draw:rect draw:style-name="gr7" draw:text-style-name="P2" draw:layer="layout" svg:width="11.43cm" svg:height="1.335cm" svg:x="2.27cm" svg:y="16.81cm">
          <text:p text:style-name="P1"><text:span text:style-name="T1">Hardware</text:span></text:p>
        </draw:rect>
        <draw:rect draw:style-name="gr8" draw:text-style-name="P2" draw:layer="layout" svg:width="11.43cm" svg:height="1.3cm" svg:x="2.27cm" svg:y="8.62cm">
          <text:p text:style-name="P1"><text:span text:style-name="T1">User Space</text:span></text:p>
        </draw:rect>
        <draw:custom-shape draw:style-name="gr9" draw:text-style-name="P4" draw:layer="layout" svg:width="1.27cm" svg:height="4.445cm" svg:x="14.361cm" svg:y="11.16cm">
          <text:p/>
          <draw:enhanced-geometry svg:viewBox="0 0 21600 21600" draw:glue-points="0 0 0 21600 21600 10800" draw:text-areas="0 ?f9 7800 ?f10" draw:type="right-brace" draw:modifiers="2049.04546349144 10823.38122416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5" draw:layer="layout" svg:width="3.175cm" svg:height="1.199cm" svg:x="15.605cm" svg:y="12.83cm">
          <draw:text-box>
            <text:p><text:span text:style-name="T1">Kernel subsystems</text:span></text:p>
          </draw:text-box>
        </draw:frame>
        <draw:rect draw:style-name="gr2" draw:text-style-name="P2" draw:layer="layout" svg:width="11.43cm" svg:height="0.66cm" svg:x="2.357cm" svg:y="11.055cm">
          <text:p text:style-name="P1"><text:span text:style-name="T1">Kernel Monitor</text:span></text:p>
        </draw:rect>
      </draw:page>
      <draw:page draw:name="page3" draw:style-name="dp1" draw:master-page-name="Default">
        <draw:custom-shape draw:style-name="gr11" draw:text-style-name="P2" draw:id="id1" draw:layer="layout" svg:width="2.54cm" svg:height="2.54cm" svg:x="6.08cm" svg:y="9.89cm">
          <text:p text:style-name="P1"><text:span text:style-name="T1">Sender</text:span></text:p>
          <text:p text:style-name="P1"><text:span text:style-name="T1">is 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id="id2" draw:layer="layout" svg:width="2.54cm" svg:height="2.54cm" svg:x="12.43cm" svg:y="9.89cm">
          <text:p text:style-name="P1"><text:span text:style-name="T1">Receiver</text:span></text:p>
          <text:p text:style-name="P1"><text:span text:style-name="T1">is 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svg:x1="8.62cm" svg:y1="11.159cm" svg:x2="12.43cm" svg:y2="11.159cm" draw:start-shape="id1" draw:start-glue-point="10" draw:end-shape="id2" draw:end-glue-point="6" svg:d="m8620 11159h3810">
          <text:p text:style-name="P1"><text:span text:style-name="T2">Successful</text:span></text:p>
          <text:p text:style-name="P1"><text:span text:style-name="T2">transmission</text:span></text:p>
        </draw:connector>
        <draw:connector draw:style-name="gr12" draw:text-style-name="P8" draw:layer="layout" draw:type="curve" svg:x1="6.08cm" svg:y1="11.159cm" svg:x2="7.349cm" svg:y2="9.89cm" draw:start-shape="id1" draw:start-glue-point="6" draw:end-shape="id1" draw:end-glue-point="4" svg:d="m6080 11159c-751 0-626-885-121-1390s1390-630 1390 121">
          <text:p text:style-name="P7"><text:span text:style-name="T2">Failed</text:span></text:p>
          <text:p text:style-name="P7"><text:span text:style-name="T2">transmission</text:span></text:p>
        </draw:connector>
      </draw:page>
      <draw:page draw:name="page4" draw:style-name="dp1" draw:master-page-name="Default">
        <draw:rect draw:style-name="gr13" draw:text-style-name="P1" draw:layer="layout" svg:width="6.35cm" svg:height="8.89cm" svg:x="7.38cm" svg:y="8.62cm">
          <text:p/>
        </draw:rect>
        <draw:rect draw:style-name="gr14" draw:text-style-name="P2" draw:layer="layout" svg:width="6.35cm" svg:height="1.27cm" svg:x="7.38cm" svg:y="8.62cm">
          <text:p text:style-name="P1"><text:span text:style-name="T3">thread_c</text:span></text:p>
        </draw:rect>
        <draw:frame draw:style-name="gr15" draw:text-style-name="P10" draw:layer="layout" svg:width="3.575cm" svg:height="1.436cm" svg:x="8.755cm" svg:y="16.075cm">
          <draw:text-box>
            <text:p text:style-name="P9"><text:span text:style-name="T1">Kernel stack for this thread</text:span></text:p>
          </draw:text-box>
        </draw:frame>
        <draw:line draw:style-name="gr16" draw:text-style-name="P1" draw:layer="layout" svg:x1="10.525cm" svg:y1="16.14cm" svg:x2="10.525cm" svg:y2="14.87cm">
          <text:p/>
        </draw:line>
        <draw:custom-shape draw:style-name="gr17" draw:text-style-name="P1" draw:layer="layout" svg:width="1.27cm" svg:height="8.89cm" svg:x="5.51cm" svg:y="8.6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72.06163536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5" draw:layer="layout" svg:width="2.57cm" svg:height="1.673cm" svg:x="2.905cm" svg:y="12.215cm">
          <draw:text-box>
            <text:p><text:span text:style-name="T1">Thread execution block</text:span></text:p>
          </draw:text-box>
        </draw:frame>
        <draw:line draw:style-name="gr16" draw:text-style-name="P1" draw:layer="layout" svg:x1="16.24cm" svg:y1="8.62cm" svg:x2="14.335cm" svg:y2="8.62cm">
          <text:p/>
        </draw:line>
        <draw:frame draw:style-name="gr10" draw:text-style-name="P5" draw:layer="layout" svg:width="3.81cm" svg:height="1.199cm" svg:x="16.24cm" svg:y="8.185cm">
          <draw:text-box>
            <text:p><text:span text:style-name="T1">Aligned on page boundary</text:span></text:p>
          </draw:text-box>
        </draw:frame>
        <draw:line draw:style-name="gr16" draw:text-style-name="P1" draw:layer="layout" svg:x1="16.21cm" svg:y1="17.51cm" svg:x2="14.305cm" svg:y2="17.51cm">
          <text:p/>
        </draw:line>
        <draw:frame draw:style-name="gr10" draw:text-style-name="P5" draw:layer="layout" svg:width="3.84cm" svg:height="1.199cm" svg:x="16.21cm" svg:y="16.975cm">
          <draw:text-box>
            <text:p><text:span text:style-name="T1">Base of stack; and end of page</text:span></text:p>
          </draw:text-box>
        </draw:frame>
      </draw:page>
      <draw:page draw:name="page5" draw:style-name="dp1" draw:master-page-name="Default">
        <draw:rect draw:style-name="gr1" draw:text-style-name="P2" draw:layer="layout" svg:width="2.54cm" svg:height="7.62cm" svg:x="3.54cm" svg:y="8.62cm">
          <text:p/>
        </draw:rect>
        <draw:rect draw:style-name="gr1" draw:text-style-name="P2" draw:layer="layout" svg:width="2.54cm" svg:height="7.62cm" svg:x="13.7cm" svg:y="8.62cm">
          <text:p/>
        </draw:rect>
        <draw:rect draw:style-name="gr1" draw:text-style-name="P2" draw:layer="layout" svg:width="2.54cm" svg:height="7.62cm" svg:x="8.62cm" svg:y="8.62cm">
          <text:p/>
        </draw:rect>
        <draw:rect draw:style-name="gr18" draw:text-style-name="P6" draw:layer="layout" svg:width="2.54cm" svg:height="0.635cm" svg:x="8.62cm" svg:y="13.7cm">
          <text:p text:style-name="P1"><text:span text:style-name="T2">Physical frame p</text:span></text:p>
        </draw:rect>
        <draw:rect draw:style-name="gr18" draw:text-style-name="P6" draw:layer="layout" svg:width="2.54cm" svg:height="0.635cm" svg:x="3.54cm" svg:y="14.335cm">
          <text:p text:style-name="P1"><text:span text:style-name="T2">Virtual page a</text:span></text:p>
        </draw:rect>
        <draw:rect draw:style-name="gr18" draw:text-style-name="P6" draw:layer="layout" svg:width="2.54cm" svg:height="0.635cm" svg:x="13.7cm" svg:y="11.795cm">
          <text:p text:style-name="P1"><text:span text:style-name="T2">Virtual page b</text:span></text:p>
        </draw:rect>
        <draw:frame draw:style-name="gr19" draw:text-style-name="P2" draw:layer="layout" svg:width="2.54cm" svg:height="1.673cm" svg:x="3.74cm" svg:y="8.72cm">
          <draw:text-box>
            <text:p text:style-name="P1"><text:span text:style-name="T1">Virtual</text:span></text:p>
            <text:p text:style-name="P1"><text:span text:style-name="T1">Address</text:span></text:p>
            <text:p text:style-name="P1"><text:span text:style-name="T1">Space A</text:span></text:p>
          </draw:text-box>
        </draw:frame>
        <draw:frame draw:style-name="gr19" draw:text-style-name="P2" draw:layer="layout" svg:width="2.54cm" svg:height="1.673cm" svg:x="13.9cm" svg:y="8.72cm">
          <draw:text-box>
            <text:p text:style-name="P1"><text:span text:style-name="T1">Virtual</text:span></text:p>
            <text:p text:style-name="P1"><text:span text:style-name="T1">Address</text:span></text:p>
            <text:p text:style-name="P1"><text:span text:style-name="T1">Space B</text:span></text:p>
          </draw:text-box>
        </draw:frame>
        <draw:frame draw:style-name="gr19" draw:text-style-name="P2" draw:layer="layout" svg:width="2.54cm" svg:height="1.673cm" svg:x="8.82cm" svg:y="8.69cm">
          <draw:text-box>
            <text:p text:style-name="P1"><text:span text:style-name="T1">Physical</text:span></text:p>
            <text:p text:style-name="P1"><text:span text:style-name="T1">Address</text:span></text:p>
            <text:p text:style-name="P1"><text:span text:style-name="T1">Space</text:span></text:p>
          </draw:text-box>
        </draw:frame>
        <draw:connector draw:style-name="gr20" draw:text-style-name="P1" draw:layer="layout" draw:type="line" svg:x1="6.108cm" svg:y1="14.343cm" svg:x2="8.614cm" svg:y2="13.687cm" svg:d="m6108 14343 2506-656">
          <text:p/>
        </draw:connector>
        <draw:connector draw:style-name="gr20" draw:text-style-name="P1" draw:layer="layout" draw:type="line" svg:x1="6.08cm" svg:y1="14.97cm" svg:x2="8.586cm" svg:y2="14.314cm" svg:d="m6080 14970 2506-656">
          <text:p/>
        </draw:connector>
        <draw:connector draw:style-name="gr20" draw:text-style-name="P1" draw:layer="layout" draw:type="line" svg:x1="11.18cm" svg:y1="13.687cm" svg:x2="13.666cm" svg:y2="11.795cm" svg:d="m11180 13687 2486-1892">
          <text:p/>
        </draw:connector>
        <draw:connector draw:style-name="gr20" draw:text-style-name="P1" draw:layer="layout" draw:type="line" svg:x1="11.16cm" svg:y1="14.322cm" svg:x2="13.646cm" svg:y2="12.43cm" svg:d="m11160 14322 2486-18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 Gaur</meta:initial-creator>
    <meta:creation-date>2009-08-04T09:46:28.06</meta:creation-date>
    <dc:date>2009-12-01T21:11:41.32</dc:date>
    <dc:creator>Dan Gaur</dc:creator>
    <meta:editing-duration>PT02H01M02S</meta:editing-duration>
    <meta:editing-cycles>20</meta:editing-cycles>
    <meta:generator>OpenOffice.org/3.1$Win32 OpenOffice.org_project/310m11$Build-9399</meta:generator>
    <meta:document-statistic meta:object-count="62"/>
  </office:meta>
</office:document-meta>
</file>